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552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33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0.31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2cm" fo:min-width="0.212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2cm" fo:min-width="0.2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.6999998092651pt" style:font-size-asian="15.6999998092651pt" style:font-size-complex="15.6999998092651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Computer Modern" fo:font-size="15.6999998092651pt" style:font-size-asian="15.6999998092651pt" style:font-name-complex="Computer Modern" style:font-size-complex="15.6999998092651pt"/>
    </style:style>
    <style:style style:name="T2" style:family="text">
      <style:text-properties fo:color="#000000" style:font-name="Computer Modern" fo:font-size="13.1000003814697pt" fo:font-style="italic" style:font-size-asian="13.1000003814697pt" style:font-name-complex="Computer Modern" style:font-size-complex="13.1000003814697pt" style:font-style-complex="italic"/>
    </style:style>
    <style:style style:name="T3" style:family="text">
      <style:text-properties fo:color="#000000" style:font-name="Computer Modern" fo:font-size="13.1000003814697pt" style:font-size-asian="13.1000003814697pt" style:font-name-complex="Computer Modern" style:font-size-complex="13.1000003814697pt"/>
    </style:style>
    <style:style style:name="T4" style:family="text">
      <style:text-properties fo:color="#000000" style:font-name="Computer Modern" fo:font-size="9.10000038146973pt" fo:font-style="italic" style:font-size-asian="9.10000038146973pt" style:font-name-complex="Computer Modern" style:font-size-complex="9.10000038146973pt" style:font-style-complex="italic"/>
    </style:style>
    <style:style style:name="T5" style:family="text">
      <style:text-properties fo:color="#000000" style:font-name="Computer Modern" fo:font-size="9.10000038146973pt" style:font-size-asian="9.10000038146973pt" style:font-name-complex="Computer Modern" style:font-size-complex="9.10000038146973pt"/>
    </style:style>
    <style:style style:name="T6" style:family="text">
      <style:text-properties fo:color="#000000" style:font-name="Computer Modern" fo:font-size="6.09999990463257pt" fo:font-style="italic" style:font-size-asian="6.09999990463257pt" style:font-name-complex="Computer Modern" style:font-size-complex="6.09999990463257pt" style:font-style-complex="italic"/>
    </style:style>
    <style:style style:name="T7" style:family="text">
      <style:text-properties fo:color="#000000" style:font-name="Computer Modern" fo:font-size="10.8000001907349pt" fo:font-style="italic" style:font-size-asian="10.8000001907349pt" style:font-name-complex="Computer Modern" style:font-size-complex="10.8000001907349pt" style:font-style-complex="italic"/>
    </style:style>
    <style:style style:name="T8" style:family="text">
      <style:text-properties fo:color="#000000" style:font-name="Computer Modern" fo:font-size="7.19999980926514pt" style:font-size-asian="7.19999980926514pt" style:font-name-complex="Computer Modern" style:font-size-complex="7.19999980926514pt"/>
    </style:style>
    <style:style style:name="T9" style:family="text">
      <style:text-properties fo:color="#000000" style:font-name="Computer Modern" fo:font-size="7.19999980926514pt" fo:font-style="italic" style:font-size-asian="7.19999980926514pt" style:font-name-complex="Computer Modern" style:font-size-complex="7.19999980926514pt" style:font-style-complex="italic"/>
    </style:style>
    <style:style style:name="T10" style:family="text">
      <style:text-properties fo:color="#000000" style:font-name="Computer Modern" fo:font-size="14.3999996185303pt" fo:font-style="italic" style:font-size-asian="14.3999996185303pt" style:font-name-complex="Computer Modern" style:font-size-complex="14.3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87cm" svg:height="0.644cm" svg:x="2.514cm" svg:y="0.551cm">
          <draw:text-box>
            <text:p text:style-name="P1"><text:span text:style-name="T1">Upper Subsystem</text:span></text:p>
          </draw:text-box>
        </draw:frame>
        <draw:polygon draw:style-name="gr2" draw:text-style-name="P3" draw:layer="layout" svg:width="2.03cm" svg:height="1.692cm" svg:x="1.536cm" svg:y="2.638cm" svg:viewBox="0 0 2031 1693" draw:points="0,0 0,1693 2031,1693 2031,0">
          <text:p/>
        </draw:polygon>
        <draw:polyline draw:style-name="gr2" draw:text-style-name="P3" draw:layer="layout" svg:width="0.507cm" svg:height="1.015cm" svg:x="2.044cm" svg:y="1.623cm" svg:viewBox="0 0 508 1016" draw:points="0,0 508,0 508,1016">
          <text:p/>
        </draw:polyline>
        <draw:polygon draw:style-name="gr3" draw:text-style-name="P4" draw:layer="layout" svg:width="0.198cm" svg:height="0.296cm" svg:x="2.452cm" svg:y="2.342cm" svg:viewBox="0 0 199 297" draw:points="100,297 199,0 0,0">
          <text:p/>
        </draw:polygon>
        <draw:polyline draw:style-name="gr2" draw:text-style-name="P3" draw:layer="layout" svg:width="3.384cm" svg:height="1.015cm" svg:x="2.551cm" svg:y="1.623cm" svg:viewBox="0 0 3385 1016" draw:points="0,0 3385,0 3385,1016">
          <text:p/>
        </draw:polyline>
        <draw:polygon draw:style-name="gr3" draw:text-style-name="P4" draw:layer="layout" svg:width="0.197cm" svg:height="0.296cm" svg:x="5.836cm" svg:y="2.342cm" svg:viewBox="0 0 198 297" draw:points="99,297 198,0 0,0">
          <text:p/>
        </draw:polygon>
        <draw:line draw:style-name="gr2" draw:text-style-name="P3" draw:layer="layout" svg:x1="7.472cm" svg:y1="5.345cm" svg:x2="2.72cm" svg:y2="5.345cm">
          <text:p/>
        </draw:line>
        <draw:polygon draw:style-name="gr3" draw:text-style-name="P4" draw:layer="layout" svg:width="0.296cm" svg:height="0.198cm" svg:x="2.72cm" svg:y="5.246cm" svg:viewBox="0 0 297 199" draw:points="0,99 297,199 297,0">
          <text:p/>
        </draw:polygon>
        <draw:line draw:style-name="gr2" draw:text-style-name="P3" draw:layer="layout" svg:x1="2.551cm" svg:y1="5.176cm" svg:x2="2.551cm" svg:y2="4.33cm">
          <text:p/>
        </draw:line>
        <draw:polygon draw:style-name="gr3" draw:text-style-name="P4" draw:layer="layout" svg:width="0.198cm" svg:height="0.296cm" svg:x="2.452cm" svg:y="4.33cm" svg:viewBox="0 0 199 297" draw:points="100,0 0,297 199,297">
          <text:p/>
        </draw:polygon>
        <draw:line draw:style-name="gr2" draw:text-style-name="P3" draw:layer="layout" svg:x1="3.566cm" svg:y1="3.484cm" svg:x2="4.92cm" svg:y2="3.484cm">
          <text:p/>
        </draw:line>
        <draw:polygon draw:style-name="gr3" draw:text-style-name="P4" draw:layer="layout" svg:width="0.296cm" svg:height="0.197cm" svg:x="4.624cm" svg:y="3.385cm" svg:viewBox="0 0 297 198" draw:points="297,100 0,0 0,198">
          <text:p/>
        </draw:polygon>
        <draw:path draw:style-name="gr2" draw:text-style-name="P3" draw:layer="layout" svg:width="0.338cm" svg:height="0.338cm" svg:x="2.382cm" svg:y="5.176cm" svg:viewBox="0 0 339 339" svg:d="M339 170c0-94-76-170-169-170-94 0-170 76-170 170 0 93 76 169 170 169 93 0 169-76 169-169z">
          <text:p/>
        </draw:path>
        <draw:path draw:style-name="gr2" draw:text-style-name="P3" draw:layer="layout" svg:width="0.338cm" svg:height="0.338cm" svg:x="7.468cm" svg:y="5.176cm" svg:viewBox="0 0 339 339" svg:d="M339 170c0-94-76-170-169-170-95 0-170 76-170 170 0 93 75 169 170 169 93 0 169-76 169-169z">
          <text:p/>
        </draw:path>
        <draw:line draw:style-name="gr2" draw:text-style-name="P3" draw:layer="layout" svg:x1="1.536cm" svg:y1="5.345cm" svg:x2="2.382cm" svg:y2="5.345cm">
          <text:p/>
        </draw:line>
        <draw:polygon draw:style-name="gr3" draw:text-style-name="P4" draw:layer="layout" svg:width="0.296cm" svg:height="0.197cm" svg:x="2.086cm" svg:y="5.246cm" svg:viewBox="0 0 297 198" draw:points="297,99 0,0 0,198">
          <text:p/>
        </draw:polygon>
        <draw:frame draw:style-name="gr4" draw:text-style-name="P5" draw:layer="layout" svg:width="0.46cm" svg:height="0.514cm" svg:x="3.13cm" svg:y="4.776cm">
          <draw:text-box>
            <text:p text:style-name="P1"><text:span text:style-name="T2">−</text:span></text:p>
          </draw:text-box>
        </draw:frame>
        <draw:frame draw:style-name="gr4" draw:text-style-name="P5" draw:layer="layout" svg:width="0.46cm" svg:height="0.539cm" svg:x="1.777cm" svg:y="4.785cm">
          <draw:text-box>
            <text:p text:style-name="P1"><text:span text:style-name="T3">+</text:span></text:p>
          </draw:text-box>
        </draw:frame>
        <draw:frame draw:style-name="gr1" draw:text-style-name="P2" draw:layer="layout" svg:width="4.875cm" svg:height="0.644cm" svg:x="13.285cm" svg:y="0.551cm">
          <draw:text-box>
            <text:p text:style-name="P1"><text:span text:style-name="T1">Lower Subsystem</text:span></text:p>
          </draw:text-box>
        </draw:frame>
        <draw:polygon draw:style-name="gr2" draw:text-style-name="P3" draw:layer="layout" svg:width="1.185cm" svg:height="1.015cm" svg:x="11.01cm" svg:y="1.961cm" svg:viewBox="0 0 1186 1016" draw:points="0,0 0,1016 1186,508">
          <text:p/>
        </draw:polygon>
        <draw:polygon draw:style-name="gr2" draw:text-style-name="P3" draw:layer="layout" svg:width="1.184cm" svg:height="1.015cm" svg:x="9.488cm" svg:y="4.837cm" svg:viewBox="0 0 1185 1016" draw:points="1185,0 1185,1016 0,508">
          <text:p/>
        </draw:polygon>
        <draw:frame draw:style-name="gr5" draw:text-style-name="P6" draw:layer="layout" svg:width="0.604cm" svg:height="0.374cm" svg:x="11.087cm" svg:y="2.259cm">
          <draw:text-box>
            <text:p text:style-name="P1"><text:span text:style-name="T4">R</text:span><text:span text:style-name="T5">(</text:span><text:span text:style-name="T4">q</text:span><text:span text:style-name="T5">)</text:span></text:p>
          </draw:text-box>
        </draw:frame>
        <draw:frame draw:style-name="gr5" draw:text-style-name="P6" draw:layer="layout" svg:width="0.319cm" svg:height="0.353cm" svg:x="9.902cm" svg:y="5.135cm">
          <draw:text-box>
            <text:p text:style-name="P1"><text:span text:style-name="T4">R</text:span></text:p>
          </draw:text-box>
        </draw:frame>
        <draw:frame draw:style-name="gr6" draw:text-style-name="P7" draw:layer="layout" svg:width="0.212cm" svg:height="0.239cm" svg:x="10.144cm" svg:y="5.118cm">
          <draw:text-box>
            <text:p text:style-name="P1"><text:span text:style-name="T6">T</text:span></text:p>
          </draw:text-box>
        </draw:frame>
        <draw:line draw:style-name="gr2" draw:text-style-name="P3" draw:layer="layout" svg:x1="9.488cm" svg:y1="5.345cm" svg:x2="7.796cm" svg:y2="5.345cm">
          <text:p/>
        </draw:line>
        <draw:polygon draw:style-name="gr3" draw:text-style-name="P4" draw:layer="layout" svg:width="0.296cm" svg:height="0.197cm" svg:x="7.796cm" svg:y="5.246cm" svg:viewBox="0 0 297 198" draw:points="0,99 297,198 297,0">
          <text:p/>
        </draw:polygon>
        <draw:frame draw:style-name="gr5" draw:text-style-name="P6" draw:layer="layout" svg:width="0.409cm" svg:height="0.374cm" svg:x="10.267cm" svg:y="5.135cm">
          <draw:text-box>
            <text:p text:style-name="P1"><text:span text:style-name="T5">(</text:span><text:span text:style-name="T4">q</text:span><text:span text:style-name="T5">)</text:span></text:p>
          </draw:text-box>
        </draw:frame>
        <draw:frame draw:style-name="gr4" draw:text-style-name="P5" draw:layer="layout" svg:width="2.872cm" svg:height="0.539cm" svg:x="14.292cm" svg:y="1.778cm">
          <draw:text-box>
            <text:p text:style-name="P1"><text:span text:style-name="T3">Dynamics of</text:span></text:p>
          </draw:text-box>
        </draw:frame>
        <draw:path draw:style-name="gr2" draw:text-style-name="P3" draw:layer="layout" svg:width="0.338cm" svg:height="0.339cm" svg:x="13.21cm" svg:y="2.299cm" svg:viewBox="0 0 339 340" svg:d="M339 170c0-94-76-170-169-170-95 0-170 76-170 170s75 170 170 170c93 0 169-76 169-170z">
          <text:p/>
        </draw:path>
        <draw:line draw:style-name="gr2" draw:text-style-name="P3" draw:layer="layout" svg:x1="12.195cm" svg:y1="2.469cm" svg:x2="13.21cm" svg:y2="2.469cm">
          <text:p/>
        </draw:line>
        <draw:polygon draw:style-name="gr3" draw:text-style-name="P4" draw:layer="layout" svg:width="0.296cm" svg:height="0.197cm" svg:x="12.914cm" svg:y="2.37cm" svg:viewBox="0 0 297 198" draw:points="297,100 0,0 0,198">
          <text:p/>
        </draw:polygon>
        <draw:line draw:style-name="gr2" draw:text-style-name="P3" draw:layer="layout" svg:x1="13.548cm" svg:y1="2.469cm" svg:x2="14.225cm" svg:y2="2.469cm">
          <text:p/>
        </draw:line>
        <draw:polygon draw:style-name="gr3" draw:text-style-name="P4" draw:layer="layout" svg:width="0.296cm" svg:height="0.197cm" svg:x="13.929cm" svg:y="2.37cm" svg:viewBox="0 0 297 198" draw:points="297,100 0,0 0,198">
          <text:p/>
        </draw:polygon>
        <draw:frame draw:style-name="gr4" draw:text-style-name="P5" draw:layer="layout" svg:width="1.153cm" svg:height="0.539cm" svg:x="15.226cm" svg:y="2.47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4" draw:text-style-name="P5" draw:layer="layout" svg:width="1.339cm" svg:height="0.539cm" svg:x="11.157cm" svg:y="4.71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frame draw:style-name="gr4" draw:text-style-name="P5" draw:layer="layout" svg:width="1.153cm" svg:height="0.539cm" svg:x="17.357cm" svg:y="1.863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4" draw:text-style-name="P5" draw:layer="layout" svg:width="0.46cm" svg:height="0.539cm" svg:x="12.973cm" svg:y="1.843cm">
          <draw:text-box>
            <text:p text:style-name="P1"><text:span text:style-name="T3">+</text:span></text:p>
          </draw:text-box>
        </draw:frame>
        <draw:frame draw:style-name="gr4" draw:text-style-name="P5" draw:layer="layout" svg:width="0.46cm" svg:height="0.539cm" svg:x="13.557cm" svg:y="2.738cm">
          <draw:text-box>
            <text:p text:style-name="P1"><text:span text:style-name="T3">+</text:span></text:p>
          </draw:text-box>
        </draw:frame>
        <draw:frame draw:style-name="gr4" draw:text-style-name="P5" draw:layer="layout" svg:width="0.46cm" svg:height="0.539cm" svg:x="7.766cm" svg:y="4.721cm">
          <draw:text-box>
            <text:p text:style-name="P1"><text:span text:style-name="T3">+</text:span></text:p>
          </draw:text-box>
        </draw:frame>
        <draw:frame draw:style-name="gr4" draw:text-style-name="P5" draw:layer="layout" svg:width="0.46cm" svg:height="0.539cm" svg:x="7.752cm" svg:y="5.293cm">
          <draw:text-box>
            <text:p text:style-name="P1"><text:span text:style-name="T3">+</text:span></text:p>
          </draw:text-box>
        </draw:frame>
        <draw:line draw:style-name="gr7" draw:text-style-name="P3" draw:layer="layout" svg:x1="1.765cm" svg:y1="3.484cm" svg:x2="2.951cm" svg:y2="3.484cm">
          <text:p/>
        </draw:line>
        <draw:frame draw:style-name="gr8" draw:text-style-name="P8" draw:layer="layout" svg:width="0.378cm" svg:height="0.42cm" svg:x="1.673cm" svg:y="3.556cm">
          <draw:text-box>
            <text:p text:style-name="P1"><text:span text:style-name="T7">|</text:span></text:p>
          </draw:text-box>
        </draw:frame>
        <draw:frame draw:style-name="gr8" draw:text-style-name="P8" draw:layer="layout" svg:width="0.497cm" svg:height="0.42cm" svg:x="2.323cm" svg:y="3.545cm">
          <draw:text-box>
            <text:p text:style-name="P1"><text:span text:style-name="T7"><text:s text:c="4"/></text:span><text:span text:style-name="T7">|</text:span></text:p>
          </draw:text-box>
        </draw:frame>
        <draw:frame draw:style-name="gr9" draw:text-style-name="P9" draw:layer="layout" svg:width="0.252cm" svg:height="0.297cm" svg:x="2.776cm" svg:y="3.554cm">
          <draw:text-box>
            <text:p text:style-name="P1"><text:span text:style-name="T8">2</text:span></text:p>
          </draw:text-box>
        </draw:frame>
        <draw:frame draw:style-name="gr8" draw:text-style-name="P8" draw:layer="layout" svg:width="0.378cm" svg:height="0.42cm" svg:x="3.002cm" svg:y="3.227cm">
          <draw:text-box>
            <text:p text:style-name="P1"><text:span text:style-name="T7">k</text:span></text:p>
          </draw:text-box>
        </draw:frame>
        <draw:polygon draw:style-name="gr2" draw:text-style-name="P3" draw:layer="layout" svg:width="2.058cm" svg:height="1.703cm" svg:x="4.918cm" svg:y="2.627cm" svg:viewBox="0 0 2059 1704" draw:points="0,0 0,1704 2059,1704 2059,0">
          <text:p/>
        </draw:polygon>
        <draw:frame draw:style-name="gr9" draw:text-style-name="P9" draw:layer="layout" svg:width="0.252cm" svg:height="0.28cm" svg:x="3.205cm" svg:y="3.387cm">
          <draw:text-box>
            <text:p text:style-name="P1"><text:span text:style-name="T9">p</text:span></text:p>
          </draw:text-box>
        </draw:frame>
        <draw:polygon draw:style-name="gr2" draw:text-style-name="P3" draw:layer="layout" svg:width="0.677cm" svg:height="0.677cm" svg:x="7.288cm" svg:y="3.653cm" svg:viewBox="0 0 678 678" draw:points="0,0 0,678 678,678 678,0">
          <text:p/>
        </draw:polygon>
        <draw:frame draw:style-name="gr10" draw:text-style-name="P10" draw:layer="layout" svg:width="0.505cm" svg:height="0.564cm" svg:x="5.214cm" svg:y="3.181cm">
          <draw:text-box>
            <text:p text:style-name="P1"><text:span text:style-name="T10">−</text:span></text:p>
          </draw:text-box>
        </draw:frame>
        <draw:line draw:style-name="gr2" draw:text-style-name="P3" draw:layer="layout" svg:x1="7.627cm" svg:y1="2.976cm" svg:x2="7.627cm" svg:y2="3.653cm">
          <text:p/>
        </draw:line>
        <draw:polygon draw:style-name="gr3" draw:text-style-name="P4" draw:layer="layout" svg:width="0.197cm" svg:height="0.296cm" svg:x="7.528cm" svg:y="3.357cm" svg:viewBox="0 0 198 297" draw:points="100,297 198,0 0,0">
          <text:p/>
        </draw:polygon>
        <draw:line draw:style-name="gr2" draw:text-style-name="P3" draw:layer="layout" svg:x1="7.627cm" svg:y1="4.33cm" svg:x2="7.627cm" svg:y2="5.176cm">
          <text:p/>
        </draw:line>
        <draw:polygon draw:style-name="gr3" draw:text-style-name="P4" draw:layer="layout" svg:width="0.197cm" svg:height="0.296cm" svg:x="7.528cm" svg:y="4.88cm" svg:viewBox="0 0 198 297" draw:points="100,297 198,0 0,0">
          <text:p/>
        </draw:polygon>
        <draw:polyline draw:style-name="gr2" draw:text-style-name="P3" draw:layer="layout" svg:width="4.06cm" svg:height="0.507cm" svg:x="6.95cm" svg:y="2.469cm" svg:viewBox="0 0 4061 508" draw:points="0,508 677,508 677,0 4061,0">
          <text:p/>
        </draw:polyline>
        <draw:polygon draw:style-name="gr3" draw:text-style-name="P4" draw:layer="layout" svg:width="0.296cm" svg:height="0.197cm" svg:x="10.714cm" svg:y="2.37cm" svg:viewBox="0 0 297 198" draw:points="297,100 0,0 0,198">
          <text:p/>
        </draw:polygon>
        <draw:polygon draw:style-name="gr2" draw:text-style-name="P3" draw:layer="layout" svg:width="3.045cm" svg:height="1.692cm" svg:x="14.225cm" svg:y="1.623cm" svg:viewBox="0 0 3046 1693" draw:points="0,0 0,1693 3046,1693 3046,0">
          <text:p/>
        </draw:polygon>
        <draw:frame draw:style-name="gr4" draw:text-style-name="P5" draw:layer="layout" svg:width="0.46cm" svg:height="0.514cm" svg:x="14.136cm" svg:y="3.615cm">
          <draw:text-box>
            <text:p text:style-name="P1"><text:span text:style-name="T2">u</text:span></text:p>
          </draw:text-box>
        </draw:frame>
        <draw:frame draw:style-name="gr4" draw:text-style-name="P5" draw:layer="layout" svg:width="1.526cm" svg:height="0.539cm" svg:x="15.101cm" svg:y="3.658cm">
          <draw:text-box>
            <text:p text:style-name="P1"><text:span text:style-name="T3">Hybrid</text:span></text:p>
          </draw:text-box>
        </draw:frame>
        <draw:polygon draw:style-name="gr2" draw:text-style-name="P3" draw:layer="layout" svg:width="2.431cm" svg:height="1.015cm" svg:x="14.732cm" svg:y="3.653cm" svg:viewBox="0 0 2432 1016" draw:points="0,0 0,1016 2432,1016 2432,0">
          <text:p/>
        </draw:polygon>
        <draw:polyline draw:style-name="gr2" draw:text-style-name="P3" draw:layer="layout" svg:width="1.353cm" svg:height="1.522cm" svg:x="13.379cm" svg:y="2.638cm" svg:viewBox="0 0 1354 1523" draw:points="1354,1523 0,1523 0,0">
          <text:p/>
        </draw:polyline>
        <draw:polygon draw:style-name="gr3" draw:text-style-name="P4" draw:layer="layout" svg:width="0.197cm" svg:height="0.296cm" svg:x="13.28cm" svg:y="2.638cm" svg:viewBox="0 0 198 297" draw:points="100,0 0,297 198,297">
          <text:p/>
        </draw:polygon>
        <draw:polyline draw:style-name="gr2" draw:text-style-name="P3" draw:layer="layout" svg:width="0.783cm" svg:height="1.691cm" svg:x="17.164cm" svg:y="2.469cm" svg:viewBox="0 0 784 1692" draw:points="336,0 784,0 784,1692 0,1692">
          <text:p/>
        </draw:polyline>
        <draw:polygon draw:style-name="gr3" draw:text-style-name="P4" draw:layer="layout" svg:width="0.297cm" svg:height="0.197cm" svg:x="17.164cm" svg:y="4.064cm" svg:viewBox="0 0 298 198" draw:points="0,98 298,198 298,0">
          <text:p/>
        </draw:polygon>
        <draw:polyline draw:style-name="gr2" draw:text-style-name="P3" draw:layer="layout" svg:width="1.354cm" svg:height="1.185cm" svg:x="16.593cm" svg:y="4.16cm" svg:viewBox="0 0 1355 1186" draw:points="1355,0 1355,1186 0,1186">
          <text:p/>
        </draw:polyline>
        <draw:polygon draw:style-name="gr3" draw:text-style-name="P4" draw:layer="layout" svg:width="0.296cm" svg:height="0.197cm" svg:x="16.593cm" svg:y="5.246cm" svg:viewBox="0 0 297 198" draw:points="0,99 297,198 297,0">
          <text:p/>
        </draw:polygon>
        <draw:line draw:style-name="gr2" draw:text-style-name="P3" draw:layer="layout" svg:x1="14.901cm" svg:y1="5.345cm" svg:x2="10.672cm" svg:y2="5.345cm">
          <text:p/>
        </draw:line>
        <draw:polygon draw:style-name="gr3" draw:text-style-name="P4" draw:layer="layout" svg:width="0.296cm" svg:height="0.197cm" svg:x="10.672cm" svg:y="5.246cm" svg:viewBox="0 0 297 198" draw:points="0,99 297,198 297,0">
          <text:p/>
        </draw:polygon>
        <draw:polygon draw:style-name="gr2" draw:text-style-name="P3" draw:layer="layout" svg:width="8.797cm" svg:height="5.753cm" svg:x="0.521cm" svg:y="0.438cm" svg:viewBox="0 0 8798 5754" draw:points="0,0 0,5754 8798,5754 8798,0">
          <text:p/>
        </draw:polygon>
        <draw:polygon draw:style-name="gr2" draw:text-style-name="P3" draw:layer="layout" svg:width="5.922cm" svg:height="5.753cm" svg:x="12.702cm" svg:y="0.438cm" svg:viewBox="0 0 5923 5754" draw:points="0,0 0,5754 5923,5754 5923,0">
          <text:p/>
        </draw:polygon>
        <draw:polygon draw:style-name="gr2" draw:text-style-name="P3" draw:layer="layout" svg:width="1.692cm" svg:height="0.677cm" svg:x="14.901cm" svg:y="5.006cm" svg:viewBox="0 0 1693 678" draw:points="0,678 0,0 1693,0 1693,678">
          <text:p/>
        </draw:polygon>
        <draw:line draw:style-name="gr2" draw:text-style-name="P3" draw:layer="layout" svg:x1="15.747cm" svg:y1="6.698cm" svg:x2="15.747cm" svg:y2="5.683cm">
          <text:p/>
        </draw:line>
        <draw:polygon draw:style-name="gr3" draw:text-style-name="P4" draw:layer="layout" svg:width="0.197cm" svg:height="0.296cm" svg:x="15.649cm" svg:y="5.683cm" svg:viewBox="0 0 198 297" draw:points="99,0 0,297 198,297">
          <text:p/>
        </draw:polygon>
        <draw:frame draw:style-name="gr4" draw:text-style-name="P5" draw:layer="layout" svg:width="2.284cm" svg:height="0.539cm" svg:x="14.817cm" svg:y="4.129cm">
          <draw:text-box>
            <text:p text:style-name="P1"><text:span text:style-name="T3">Controller</text:span></text:p>
          </draw:text-box>
        </draw:frame>
        <draw:frame draw:style-name="gr4" draw:text-style-name="P5" draw:layer="layout" svg:width="1.339cm" svg:height="0.539cm" svg:x="15.11cm" svg:y="5.03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g>
          <svg:title>TexMaths</svg:title>
          <svg:desc>9§display§\bf{B}^{[I]}(t)§svg§600§FALSE§</svg:desc>
          <draw:polygon draw:style-name="gr11" draw:text-style-name="P11" draw:layer="layout" svg:width="0.912cm" svg:height="0.375cm" svg:x="1.046cm" svg:y="1.432cm" svg:viewBox="0 0 913 376" draw:points="456,376 0,376 0,0 913,0 913,376">
            <text:p/>
          </draw:polygon>
          <draw:path draw:style-name="gr12" draw:text-style-name="P4" draw:layer="layout" svg:width="0.226cm" svg:height="0.216cm" svg:x="1.058cm" svg:y="1.512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2" draw:text-style-name="P4" draw:layer="layout" svg:width="0.034cm" svg:height="0.221cm" svg:x="1.335cm" svg:y="1.432cm" svg:viewBox="0 0 35 222" draw:points="35,222 35,211 11,211 11,11 35,11 35,0 0,0 0,222">
            <text:p/>
          </draw:polygon>
          <draw:path draw:style-name="gr12" draw:text-style-name="P4" draw:layer="layout" svg:width="0.083cm" svg:height="0.151cm" svg:x="1.388cm" svg:y="1.446cm" svg:viewBox="0 0 84 152" svg:d="M59 12h25v-12c-11 1-30 1-41 1-13 0-31 0-43-1v12h25v128h-25v12c12 0 30 0 42 0s31 0 42 0v-12h-25z">
            <text:p/>
          </draw:path>
          <draw:polygon draw:style-name="gr12" draw:text-style-name="P4" draw:layer="layout" svg:width="0.034cm" svg:height="0.221cm" svg:x="1.49cm" svg:y="1.432cm" svg:viewBox="0 0 35 222" draw:points="35,0 0,0 0,11 24,11 24,211 0,211 0,222 35,222">
            <text:p/>
          </draw:polygon>
          <draw:path draw:style-name="gr12" draw:text-style-name="P4" draw:layer="layout" svg:width="0.073cm" svg:height="0.315cm" svg:x="1.602cm" svg:y="1.492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2" draw:text-style-name="P4" draw:layer="layout" svg:width="0.114cm" svg:height="0.202cm" svg:x="1.7cm" svg:y="1.528cm" svg:viewBox="0 0 115 203" svg:d="M26 75v87c0 34 28 41 50 41 25 0 39-18 39-41v-17h-15v16c0 22-10 30-19 30-18 0-18-21-18-28v-88h46v-15h-46v-60h-15c-1 32-16 63-48 64v11z">
            <text:p/>
          </draw:path>
          <draw:path draw:style-name="gr12" draw:text-style-name="P4" draw:layer="layout" svg:width="0.073cm" svg:height="0.315cm" svg:x="1.853cm" svg:y="1.492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11" draw:text-style-name="P11" draw:layer="layout" svg:width="1.102cm" svg:height="0.382cm" svg:x="1.797cm" svg:y="3.046cm" svg:viewBox="0 0 1103 383" draw:points="552,383 0,383 0,0 1103,0 1103,383">
            <text:p/>
          </draw:polygon>
          <draw:path draw:style-name="gr12" draw:text-style-name="P4" draw:layer="layout" svg:width="0.226cm" svg:height="0.215cm" svg:x="1.81cm" svg:y="3.1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12" draw:text-style-name="P4" draw:layer="layout" svg:width="0.255cm" svg:height="0.013cm" svg:x="1.797cm" svg:y="3.387cm" svg:viewBox="0 0 256 14" draw:points="128,14 0,14 0,0 256,0 256,14">
            <text:p/>
          </draw:polygon>
          <draw:polygon draw:style-name="gr12" draw:text-style-name="P4" draw:layer="layout" svg:width="0.034cm" svg:height="0.221cm" svg:x="2.083cm" svg:y="3.046cm" svg:viewBox="0 0 35 222" draw:points="35,222 35,211 11,211 11,11 35,11 35,0 0,0 0,222">
            <text:p/>
          </draw:polygon>
          <draw:path draw:style-name="gr12" draw:text-style-name="P4" draw:layer="layout" svg:width="0.104cm" svg:height="0.151cm" svg:x="2.138cm" svg:y="3.0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12" draw:text-style-name="P4" draw:layer="layout" svg:width="0.034cm" svg:height="0.221cm" svg:x="2.261cm" svg:y="3.046cm" svg:viewBox="0 0 35 222" draw:points="35,0 0,0 0,11 24,11 24,211 0,211 0,222 35,222">
            <text:p/>
          </draw:polygon>
          <draw:path draw:style-name="gr12" draw:text-style-name="P4" draw:layer="layout" svg:width="0.119cm" svg:height="0.118cm" svg:x="2.365cm" svg:y="3.0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12" draw:text-style-name="P4" draw:layer="layout" svg:width="0.073cm" svg:height="0.315cm" svg:x="2.57cm" svg:y="3.1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12" draw:text-style-name="P4" draw:layer="layout" svg:width="0.097cm" svg:height="0.201cm" svg:x="2.669cm" svg:y="3.1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12" draw:text-style-name="P4" draw:layer="layout" svg:width="0.073cm" svg:height="0.315cm" svg:x="2.794cm" svg:y="3.1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B}^{[I]}(t)§svg§600§FALSE§</svg:desc>
          <draw:polygon draw:style-name="gr11" draw:text-style-name="P11" draw:layer="layout" svg:width="0.912cm" svg:height="0.375cm" svg:x="1.797cm" svg:y="3.561cm" svg:viewBox="0 0 913 376" draw:points="456,376 0,376 0,0 913,0 913,376">
            <text:p/>
          </draw:polygon>
          <draw:path draw:style-name="gr12" draw:text-style-name="P4" draw:layer="layout" svg:width="0.226cm" svg:height="0.216cm" svg:x="1.809cm" svg:y="3.64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2" draw:text-style-name="P4" draw:layer="layout" svg:width="0.034cm" svg:height="0.221cm" svg:x="2.086cm" svg:y="3.561cm" svg:viewBox="0 0 35 222" draw:points="35,222 35,211 11,211 11,11 35,11 35,0 0,0 0,222">
            <text:p/>
          </draw:polygon>
          <draw:path draw:style-name="gr12" draw:text-style-name="P4" draw:layer="layout" svg:width="0.083cm" svg:height="0.151cm" svg:x="2.139cm" svg:y="3.575cm" svg:viewBox="0 0 84 152" svg:d="M59 12h25v-12c-11 1-30 1-41 1-13 0-31 0-43-1v12h25v128h-25v12c12 0 30 0 42 0s31 0 42 0v-12h-25z">
            <text:p/>
          </draw:path>
          <draw:polygon draw:style-name="gr12" draw:text-style-name="P4" draw:layer="layout" svg:width="0.034cm" svg:height="0.221cm" svg:x="2.241cm" svg:y="3.561cm" svg:viewBox="0 0 35 222" draw:points="35,0 0,0 0,11 24,11 24,211 0,211 0,222 35,222">
            <text:p/>
          </draw:polygon>
          <draw:path draw:style-name="gr12" draw:text-style-name="P4" draw:layer="layout" svg:width="0.073cm" svg:height="0.315cm" svg:x="2.353cm" svg:y="3.62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2" draw:text-style-name="P4" draw:layer="layout" svg:width="0.114cm" svg:height="0.202cm" svg:x="2.451cm" svg:y="3.657cm" svg:viewBox="0 0 115 203" svg:d="M26 75v87c0 34 28 41 50 41 25 0 39-18 39-41v-17h-15v16c0 22-10 30-19 30-18 0-18-21-18-28v-88h46v-15h-46v-60h-15c-1 32-16 63-48 64v11z">
            <text:p/>
          </draw:path>
          <draw:path draw:style-name="gr12" draw:text-style-name="P4" draw:layer="layout" svg:width="0.073cm" svg:height="0.315cm" svg:x="2.604cm" svg:y="3.62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11" draw:text-style-name="P11" draw:layer="layout" svg:width="1.102cm" svg:height="0.382cm" svg:x="5.607cm" svg:y="3.302cm" svg:viewBox="0 0 1103 383" draw:points="552,383 0,383 0,0 1103,0 1103,383">
            <text:p/>
          </draw:polygon>
          <draw:path draw:style-name="gr12" draw:text-style-name="P4" draw:layer="layout" svg:width="0.226cm" svg:height="0.215cm" svg:x="5.62cm" svg:y="3.39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12" draw:text-style-name="P4" draw:layer="layout" svg:width="0.255cm" svg:height="0.013cm" svg:x="5.607cm" svg:y="3.643cm" svg:viewBox="0 0 256 14" draw:points="128,14 0,14 0,0 256,0 256,14">
            <text:p/>
          </draw:polygon>
          <draw:polygon draw:style-name="gr12" draw:text-style-name="P4" draw:layer="layout" svg:width="0.034cm" svg:height="0.221cm" svg:x="5.893cm" svg:y="3.302cm" svg:viewBox="0 0 35 222" draw:points="35,222 35,211 11,211 11,11 35,11 35,0 0,0 0,222">
            <text:p/>
          </draw:polygon>
          <draw:path draw:style-name="gr12" draw:text-style-name="P4" draw:layer="layout" svg:width="0.104cm" svg:height="0.151cm" svg:x="5.948cm" svg:y="3.317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12" draw:text-style-name="P4" draw:layer="layout" svg:width="0.034cm" svg:height="0.221cm" svg:x="6.071cm" svg:y="3.302cm" svg:viewBox="0 0 35 222" draw:points="35,0 0,0 0,11 24,11 24,211 0,211 0,222 35,222">
            <text:p/>
          </draw:polygon>
          <draw:path draw:style-name="gr12" draw:text-style-name="P4" draw:layer="layout" svg:width="0.119cm" svg:height="0.118cm" svg:x="6.175cm" svg:y="3.353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12" draw:text-style-name="P4" draw:layer="layout" svg:width="0.073cm" svg:height="0.315cm" svg:x="6.38cm" svg:y="3.369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12" draw:text-style-name="P4" draw:layer="layout" svg:width="0.097cm" svg:height="0.201cm" svg:x="6.479cm" svg:y="3.408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12" draw:text-style-name="P4" draw:layer="layout" svg:width="0.073cm" svg:height="0.315cm" svg:x="6.604cm" svg:y="3.369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m}^{[I]}_{mt}§svg§600§FALSE§</svg:desc>
          <draw:polygon draw:style-name="gr11" draw:text-style-name="P11" draw:layer="layout" svg:width="0.645cm" svg:height="0.413cm" svg:x="3.829cm" svg:y="2.921cm" svg:viewBox="0 0 646 414" draw:points="323,414 0,414 0,0 646,0 646,414">
            <text:p/>
          </draw:polygon>
          <draw:path draw:style-name="gr12" draw:text-style-name="P4" draw:layer="layout" svg:width="0.281cm" svg:height="0.142cm" svg:x="3.843cm" svg:y="3.109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12" draw:text-style-name="P4" draw:layer="layout" svg:width="0.034cm" svg:height="0.222cm" svg:x="4.162cm" svg:y="2.921cm" svg:viewBox="0 0 35 223" draw:points="35,223 35,211 11,211 11,11 35,11 35,0 0,0 0,223">
            <text:p/>
          </draw:polygon>
          <draw:path draw:style-name="gr12" draw:text-style-name="P4" draw:layer="layout" svg:width="0.083cm" svg:height="0.152cm" svg:x="4.215cm" svg:y="2.935cm" svg:viewBox="0 0 84 153" svg:d="M59 12h25v-12c-11 1-30 1-42 1s-30 0-42-1v12h25v128h-25v13c12-1 30-1 42-1s31 0 42 1v-13h-25z">
            <text:p/>
          </draw:path>
          <draw:polygon draw:style-name="gr12" draw:text-style-name="P4" draw:layer="layout" svg:width="0.034cm" svg:height="0.222cm" svg:x="4.317cm" svg:y="2.921cm" svg:viewBox="0 0 35 223" draw:points="35,0 0,0 0,11 24,11 24,211 0,211 0,223 35,223">
            <text:p/>
          </draw:polygon>
          <draw:path draw:style-name="gr12" draw:text-style-name="P4" draw:layer="layout" svg:width="0.215cm" svg:height="0.099cm" svg:x="4.147cm" svg:y="3.234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12" draw:text-style-name="P4" draw:layer="layout" svg:width="0.088cm" svg:height="0.142cm" svg:x="4.368cm" svg:y="3.193cm" svg:viewBox="0 0 89 143" svg:d="M48 55h37v-12h-37v-43h-13c-1 21-11 44-35 45v10h20v60c0 21 18 28 38 28 17 0 31-10 31-28v-12h-13v11c0 15-10 17-14 17-13 0-14-11-14-16z">
            <text:p/>
          </draw:path>
        </draw:g>
        <draw:g>
          <svg:title>TexMaths</svg:title>
          <svg:desc>9§display§\bf{h}_{ref}§svg§600§FALSE§</svg:desc>
          <draw:polygon draw:style-name="gr11" draw:text-style-name="P11" draw:layer="layout" svg:width="0.566cm" svg:height="0.267cm" svg:x="0.749cm" svg:y="5.133cm" svg:viewBox="0 0 567 268" draw:points="284,268 0,268 0,0 567,0 567,268">
            <text:p/>
          </draw:polygon>
          <draw:path draw:style-name="gr12" draw:text-style-name="P4" draw:layer="layout" svg:width="0.18cm" svg:height="0.219cm" svg:x="0.763cm" svg:y="5.133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12" draw:text-style-name="P4" draw:layer="layout" svg:width="0.097cm" svg:height="0.099cm" svg:x="0.963cm" svg:y="5.301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12" draw:text-style-name="P4" draw:layer="layout" svg:width="0.113cm" svg:height="0.101cm" svg:x="1.078cm" svg:y="5.3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12" draw:text-style-name="P4" draw:layer="layout" svg:width="0.097cm" svg:height="0.154cm" svg:x="1.212cm" svg:y="5.245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g>
          <svg:title>TexMaths</svg:title>
          <svg:desc>9§display§\bf{h}_{T}^{[I]}§svg§600§FALSE§</svg:desc>
          <draw:polygon draw:style-name="gr11" draw:text-style-name="P11" draw:layer="layout" svg:width="0.451cm" svg:height="0.424cm" svg:x="6.933cm" svg:y="4.528cm" svg:viewBox="0 0 452 425" draw:points="226,425 0,425 0,0 452,0 452,425">
            <text:p/>
          </draw:polygon>
          <draw:path draw:style-name="gr12" draw:text-style-name="P4" draw:layer="layout" svg:width="0.18cm" svg:height="0.219cm" svg:x="6.947cm" svg:y="4.639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12" draw:text-style-name="P4" draw:layer="layout" svg:width="0.034cm" svg:height="0.222cm" svg:x="7.165cm" svg:y="4.528cm" svg:viewBox="0 0 35 223" draw:points="35,223 35,211 11,211 11,11 35,11 35,0 0,0 0,223">
            <text:p/>
          </draw:polygon>
          <draw:path draw:style-name="gr12" draw:text-style-name="P4" draw:layer="layout" svg:width="0.083cm" svg:height="0.152cm" svg:x="7.218cm" svg:y="4.542cm" svg:viewBox="0 0 84 153" svg:d="M59 12h25v-12c-11 1-30 1-42 1s-30 0-42-1v12h25v128h-25v13c12-1 30-1 42-1s31 0 42 1v-13h-25z">
            <text:p/>
          </draw:path>
          <draw:polygon draw:style-name="gr12" draw:text-style-name="P4" draw:layer="layout" svg:width="0.034cm" svg:height="0.222cm" svg:x="7.32cm" svg:y="4.528cm" svg:viewBox="0 0 35 223" draw:points="35,0 0,0 0,11 24,11 24,211 0,211 0,223 35,223">
            <text:p/>
          </draw:polygon>
          <draw:path draw:style-name="gr12" draw:text-style-name="P4" draw:layer="layout" svg:width="0.176cm" svg:height="0.149cm" svg:x="7.146cm" svg:y="4.803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11" draw:text-style-name="P11" draw:layer="layout" svg:width="0.451cm" svg:height="0.424cm" svg:x="7.893cm" svg:y="2.794cm" svg:viewBox="0 0 452 425" draw:points="226,425 0,425 0,0 452,0 452,425">
            <text:p/>
          </draw:polygon>
          <draw:path draw:style-name="gr12" draw:text-style-name="P4" draw:layer="layout" svg:width="0.049cm" svg:height="0.049cm" svg:x="7.969cm" svg:y="2.826cm" svg:viewBox="0 0 50 50" svg:d="M50 25c0-13-11-25-25-25-13 0-25 12-25 25 0 14 12 25 25 25 14 0 25-11 25-25z">
            <text:p/>
          </draw:path>
          <draw:path draw:style-name="gr12" draw:text-style-name="P4" draw:layer="layout" svg:width="0.18cm" svg:height="0.219cm" svg:x="7.907cm" svg:y="2.9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12" draw:text-style-name="P4" draw:layer="layout" svg:width="0.034cm" svg:height="0.222cm" svg:x="8.125cm" svg:y="2.794cm" svg:viewBox="0 0 35 223" draw:points="35,223 35,211 11,211 11,11 35,11 35,0 0,0 0,223">
            <text:p/>
          </draw:polygon>
          <draw:path draw:style-name="gr12" draw:text-style-name="P4" draw:layer="layout" svg:width="0.083cm" svg:height="0.152cm" svg:x="8.178cm" svg:y="2.808cm" svg:viewBox="0 0 84 153" svg:d="M59 12h25v-12c-11 1-30 1-42 1s-30 0-42-1v12h25v128h-25v13c12-1 30-1 42-1s31 0 42 1v-13h-25z">
            <text:p/>
          </draw:path>
          <draw:polygon draw:style-name="gr12" draw:text-style-name="P4" draw:layer="layout" svg:width="0.034cm" svg:height="0.222cm" svg:x="8.28cm" svg:y="2.794cm" svg:viewBox="0 0 35 223" draw:points="35,0 0,0 0,11 24,11 24,211 0,211 0,223 35,223">
            <text:p/>
          </draw:polygon>
          <draw:path draw:style-name="gr12" draw:text-style-name="P4" draw:layer="layout" svg:width="0.176cm" svg:height="0.149cm" svg:x="8.106cm" svg:y="3.0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11" draw:text-style-name="P11" draw:layer="layout" svg:width="0.451cm" svg:height="0.424cm" svg:x="9.793cm" svg:y="1.894cm" svg:viewBox="0 0 452 425" draw:points="226,425 0,425 0,0 452,0 452,425">
            <text:p/>
          </draw:polygon>
          <draw:path draw:style-name="gr12" draw:text-style-name="P4" draw:layer="layout" svg:width="0.049cm" svg:height="0.049cm" svg:x="9.869cm" svg:y="1.926cm" svg:viewBox="0 0 50 50" svg:d="M50 25c0-13-11-25-25-25-13 0-25 12-25 25 0 14 12 25 25 25 14 0 25-11 25-25z">
            <text:p/>
          </draw:path>
          <draw:path draw:style-name="gr12" draw:text-style-name="P4" draw:layer="layout" svg:width="0.18cm" svg:height="0.219cm" svg:x="9.807cm" svg:y="2.0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12" draw:text-style-name="P4" draw:layer="layout" svg:width="0.034cm" svg:height="0.222cm" svg:x="10.025cm" svg:y="1.894cm" svg:viewBox="0 0 35 223" draw:points="35,223 35,211 11,211 11,11 35,11 35,0 0,0 0,223">
            <text:p/>
          </draw:polygon>
          <draw:path draw:style-name="gr12" draw:text-style-name="P4" draw:layer="layout" svg:width="0.083cm" svg:height="0.152cm" svg:x="10.078cm" svg:y="1.908cm" svg:viewBox="0 0 84 153" svg:d="M59 12h25v-12c-11 1-30 1-42 1s-30 0-42-1v12h25v128h-25v13c12-1 30-1 42-1s31 0 42 1v-13h-25z">
            <text:p/>
          </draw:path>
          <draw:polygon draw:style-name="gr12" draw:text-style-name="P4" draw:layer="layout" svg:width="0.034cm" svg:height="0.222cm" svg:x="10.18cm" svg:y="1.894cm" svg:viewBox="0 0 35 223" draw:points="35,0 0,0 0,11 24,11 24,211 0,211 0,223 35,223">
            <text:p/>
          </draw:polygon>
          <draw:path draw:style-name="gr12" draw:text-style-name="P4" draw:layer="layout" svg:width="0.176cm" svg:height="0.149cm" svg:x="10.006cm" svg:y="2.1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7§display§\int§svg§600§FALSE§</svg:desc>
          <draw:polygon draw:style-name="gr11" draw:text-style-name="P11" draw:layer="layout" svg:width="0.245cm" svg:height="0.546cm" svg:x="7.494cm" svg:y="3.695cm" svg:viewBox="0 0 246 547" draw:points="123,547 0,547 0,0 246,0 246,547">
            <text:p/>
          </draw:polygon>
          <draw:path draw:style-name="gr12" draw:text-style-name="P4" draw:layer="layout" svg:width="0.218cm" svg:height="0.546cm" svg:x="7.508cm" svg:y="3.695cm" svg:viewBox="0 0 219 547" svg:d="M12 536c8 0 12-6 12-12 0-8-6-12-12-12s-12 4-12 12c0 13 12 23 27 23 38 0 52-58 69-129 19-78 35-157 49-235 9-53 18-102 26-134 3-12 11-43 21-43 8 0 14 4 15 5-9 1-12 6-12 12 0 8 6 12 11 12 6 0 13-4 13-12 0-13-14-23-27-23-19 0-33 27-47 77 0 3-34 126-61 287-6 38-14 79-21 114-5 17-16 64-36 64-9 0-15-6-15-6z">
            <text:p/>
          </draw:path>
        </draw:g>
        <draw:g>
          <svg:title>TexMaths</svg:title>
          <svg:desc>9§display§\bf{h}_{ref}§svg§600§FALSE§</svg:desc>
          <draw:polygon draw:style-name="gr11" draw:text-style-name="P11" draw:layer="layout" svg:width="0.566cm" svg:height="0.267cm" svg:x="15.044cm" svg:y="6.324cm" svg:viewBox="0 0 567 268" draw:points="284,268 0,268 0,0 567,0 567,268">
            <text:p/>
          </draw:polygon>
          <draw:path draw:style-name="gr12" draw:text-style-name="P4" draw:layer="layout" svg:width="0.18cm" svg:height="0.219cm" svg:x="15.058cm" svg:y="6.324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12" draw:text-style-name="P4" draw:layer="layout" svg:width="0.097cm" svg:height="0.099cm" svg:x="15.258cm" svg:y="6.492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12" draw:text-style-name="P4" draw:layer="layout" svg:width="0.113cm" svg:height="0.101cm" svg:x="15.373cm" svg:y="6.491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12" draw:text-style-name="P4" draw:layer="layout" svg:width="0.097cm" svg:height="0.154cm" svg:x="15.507cm" svg:y="6.436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line draw:style-name="gr13" draw:text-style-name="P12" draw:layer="layout" svg:x1="17.266cm" svg:y1="2.464cm" svg:x2="17.52cm" svg:y2="2.4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4cm" fo:margin-right="0.4cm" fo:page-width="19.039cm" fo:page-height="6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0T15:10:02.010000000</dc:date>
    <meta:editing-duration>PT36M26S</meta:editing-duration>
    <meta:editing-cycles>8</meta:editing-cycles>
    <meta:generator>LibreOffice/6.0.3.2$Windows_X86_64 LibreOffice_project/8f48d515416608e3a835360314dac7e47fd0b821</meta:generator>
    <meta:document-statistic meta:object-count="161"/>
  </office:meta>
</office:document-meta>
</file>